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Slack-Lato" svg:font-family="Slack-Lato, Slack-Fractions, appleLogo, sans-serif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arial" svg:font-family="arial, sans-serif"/>
    <style:font-face style:name="Cambria" svg:font-family="Cambr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2pt" fo:font-weight="normal" officeooo:rsid="003b5616" officeooo:paragraph-rsid="003b5616"/>
    </style:style>
    <style:style style:name="P2" style:family="paragraph" style:parent-style-name="Standard">
      <style:text-properties style:font-name="Cambria" fo:font-size="11pt" fo:font-weight="normal" officeooo:rsid="003b5616" officeooo:paragraph-rsid="003b5616" style:font-size-asian="11pt" style:font-size-complex="11pt"/>
    </style:style>
    <style:style style:name="P3" style:family="paragraph" style:parent-style-name="Standard">
      <style:text-properties style:font-name="Cambria" fo:font-size="11pt" fo:font-weight="normal" officeooo:rsid="004c7ac5" officeooo:paragraph-rsid="004c7ac5" style:font-size-asian="11pt" style:font-size-complex="11pt"/>
    </style:style>
    <style:style style:name="P4" style:family="paragraph" style:parent-style-name="Standard">
      <style:text-properties style:font-name="Cambria" fo:font-size="11pt" fo:font-weight="normal" officeooo:rsid="0053e3f0" officeooo:paragraph-rsid="0053e3f0" style:font-size-asian="11pt" style:font-size-complex="11pt"/>
    </style:style>
    <style:style style:name="P5" style:family="paragraph" style:parent-style-name="Standard">
      <style:text-properties style:font-name="Cambria" fo:font-size="11pt" officeooo:rsid="001821d0" officeooo:paragraph-rsid="001821d0" style:font-size-asian="11pt" style:font-size-complex="11pt"/>
    </style:style>
    <style:style style:name="P6" style:family="paragraph" style:parent-style-name="Standard">
      <style:text-properties style:font-name="Cambria" fo:font-size="11pt" officeooo:rsid="005f7382" officeooo:paragraph-rsid="005f7382" style:font-size-asian="11pt" style:font-size-complex="11pt"/>
    </style:style>
    <style:style style:name="P7" style:family="paragraph" style:parent-style-name="Standard">
      <style:text-properties style:font-name="Cambria" fo:font-size="11pt" officeooo:rsid="00883b1b" officeooo:paragraph-rsid="00883b1b" style:font-size-asian="11pt" style:font-size-complex="11pt"/>
    </style:style>
    <style:style style:name="P8" style:family="paragraph" style:parent-style-name="Standard">
      <style:text-properties style:font-name="Cambria" fo:font-size="11pt" officeooo:rsid="0091335f" officeooo:paragraph-rsid="0091335f" style:font-size-asian="11pt" style:font-size-complex="11pt"/>
    </style:style>
    <style:style style:name="P9" style:family="paragraph" style:parent-style-name="Standard">
      <style:text-properties style:font-name="Cambria" fo:font-size="11pt" officeooo:rsid="00948ab7" officeooo:paragraph-rsid="00948ab7" style:font-size-asian="11pt" style:font-size-complex="11pt"/>
    </style:style>
    <style:style style:name="P10" style:family="paragraph" style:parent-style-name="Standard">
      <style:text-properties style:font-name="Cambria" fo:font-size="11pt" officeooo:rsid="0095f1a6" officeooo:paragraph-rsid="0095f1a6" style:font-size-asian="11pt" style:font-size-complex="11pt"/>
    </style:style>
    <style:style style:name="P11" style:family="paragraph" style:parent-style-name="Standard">
      <style:text-properties style:font-name="Cambria" fo:font-size="11pt" officeooo:rsid="0097c507" officeooo:paragraph-rsid="009f127d" style:font-size-asian="11pt" style:font-size-complex="11pt"/>
    </style:style>
    <style:style style:name="P12" style:family="paragraph" style:parent-style-name="Standard">
      <style:text-properties style:font-name="Cambria" fo:font-size="11pt" officeooo:rsid="0097c507" officeooo:paragraph-rsid="00a6dd24" style:font-size-asian="11pt" style:font-size-complex="11pt"/>
    </style:style>
    <style:style style:name="P13" style:family="paragraph" style:parent-style-name="Standard">
      <style:text-properties style:font-name="Cambria" fo:font-size="11pt" officeooo:rsid="0097c507" officeooo:paragraph-rsid="0104b908" style:font-size-asian="11pt" style:font-size-complex="11pt"/>
    </style:style>
    <style:style style:name="P14" style:family="paragraph" style:parent-style-name="Standard">
      <style:text-properties style:font-name="Cambria" fo:font-size="11pt" officeooo:rsid="0122f13c" officeooo:paragraph-rsid="0122f13c" style:font-size-asian="11pt" style:font-size-complex="11pt"/>
    </style:style>
    <style:style style:name="P15" style:family="paragraph" style:parent-style-name="Standard">
      <style:text-properties style:font-name="Cambria" fo:font-size="11pt" officeooo:rsid="00a18f6a" officeooo:paragraph-rsid="00a6dd24" style:font-size-asian="11pt" style:font-size-complex="11pt"/>
    </style:style>
    <style:style style:name="P16" style:family="paragraph" style:parent-style-name="Standard">
      <style:text-properties style:font-name="Cambria" fo:font-size="11pt" officeooo:rsid="0100f40d" officeooo:paragraph-rsid="0100f40d" style:font-size-asian="11pt" style:font-size-complex="11pt"/>
    </style:style>
    <style:style style:name="P17" style:family="paragraph" style:parent-style-name="Standard">
      <style:text-properties style:font-name="Cambria" fo:font-size="11pt" officeooo:rsid="0104b908" officeooo:paragraph-rsid="0104b908" style:font-size-asian="11pt" style:font-size-complex="11pt"/>
    </style:style>
    <style:style style:name="P18" style:family="paragraph" style:parent-style-name="Standard">
      <style:text-properties style:font-name="Cambria" fo:font-size="11pt" officeooo:rsid="011a2053" officeooo:paragraph-rsid="011a2053" style:font-size-asian="11pt" style:font-size-complex="11pt"/>
    </style:style>
    <style:style style:name="P19" style:family="paragraph" style:parent-style-name="Standard">
      <style:text-properties style:font-name="Cambria" fo:font-size="11pt" officeooo:rsid="018c4755" officeooo:paragraph-rsid="018c4755" style:font-size-asian="11pt" style:font-size-complex="11pt"/>
    </style:style>
    <style:style style:name="P20" style:family="paragraph" style:parent-style-name="Standard">
      <style:text-properties style:font-name="Cambria" fo:font-size="11pt" officeooo:rsid="01c7f184" officeooo:paragraph-rsid="01c7f184" style:font-size-asian="11pt" style:font-size-complex="11pt"/>
    </style:style>
    <style:style style:name="P21" style:family="paragraph" style:parent-style-name="Standard">
      <style:text-properties style:font-name="Cambria" fo:font-size="11pt" officeooo:paragraph-rsid="00a6dd24"/>
    </style:style>
    <style:style style:name="P22" style:family="paragraph" style:parent-style-name="Standard">
      <style:text-properties style:font-name="Cambria" fo:font-size="11pt" officeooo:paragraph-rsid="0104b908"/>
    </style:style>
    <style:style style:name="P23" style:family="paragraph" style:parent-style-name="Standard">
      <style:text-properties style:font-name="Cambria" fo:font-size="11pt" officeooo:rsid="011a2053" officeooo:paragraph-rsid="011a2053"/>
    </style:style>
    <style:style style:name="P24" style:family="paragraph" style:parent-style-name="Standard">
      <style:text-properties officeooo:rsid="00f42a3a" officeooo:paragraph-rsid="00f42a3a"/>
    </style:style>
    <style:style style:name="P25" style:family="paragraph" style:parent-style-name="Standard">
      <style:text-properties officeooo:rsid="00f56d04" officeooo:paragraph-rsid="00f56d04"/>
    </style:style>
    <style:style style:name="P26" style:family="paragraph" style:parent-style-name="Standard">
      <style:text-properties officeooo:rsid="00f56d04" officeooo:paragraph-rsid="0107268b"/>
    </style:style>
    <style:style style:name="P27" style:family="paragraph" style:parent-style-name="Standard">
      <style:text-properties officeooo:rsid="00f7bf22" officeooo:paragraph-rsid="00f7bf22"/>
    </style:style>
    <style:style style:name="P28" style:family="paragraph" style:parent-style-name="Standard">
      <style:text-properties fo:font-variant="normal" fo:text-transform="none" fo:color="#5f6368" style:font-name="Roboto" fo:font-size="11pt" fo:letter-spacing="normal" fo:font-style="normal" fo:font-weight="normal" officeooo:rsid="003b5616" officeooo:paragraph-rsid="003b5616" style:font-size-asian="11pt" style:font-size-complex="11pt"/>
    </style:style>
    <style:style style:name="P29" style:family="paragraph" style:parent-style-name="Standard">
      <style:text-properties fo:font-variant="normal" fo:text-transform="none" fo:color="#5f6368" style:font-name="Roboto" fo:font-size="11pt" fo:letter-spacing="normal" fo:font-style="normal" fo:font-weight="normal" officeooo:rsid="004eff0f" officeooo:paragraph-rsid="004c7ac5" style:font-size-asian="11pt" style:font-size-complex="11pt"/>
    </style:style>
    <style:style style:name="P30" style:family="paragraph" style:parent-style-name="Standard">
      <style:text-properties fo:font-variant="normal" fo:text-transform="none" fo:color="#5f6368" style:font-name="Roboto" fo:font-size="11pt" fo:letter-spacing="normal" fo:font-style="normal" fo:font-weight="normal" officeooo:rsid="004eff0f" officeooo:paragraph-rsid="004eff0f" style:font-size-asian="11pt" style:font-size-complex="11pt"/>
    </style:style>
    <style:style style:name="P31" style:family="paragraph" style:parent-style-name="Standard">
      <style:text-properties fo:font-variant="normal" fo:text-transform="none" fo:color="#5f6368" style:font-name="Roboto" fo:font-size="11pt" fo:letter-spacing="normal" fo:font-style="normal" fo:font-weight="normal" officeooo:rsid="00527538" officeooo:paragraph-rsid="00527538" style:font-size-asian="11pt" style:font-size-complex="11pt"/>
    </style:style>
    <style:style style:name="P32" style:family="paragraph" style:parent-style-name="Standard">
      <style:text-properties fo:font-variant="normal" fo:text-transform="none" fo:color="#5f6368" style:font-name="Roboto" fo:font-size="11pt" fo:letter-spacing="normal" fo:font-style="normal" fo:font-weight="normal" officeooo:rsid="0053e3f0" officeooo:paragraph-rsid="0053e3f0" style:font-size-asian="11pt" style:font-size-complex="11pt"/>
    </style:style>
    <style:style style:name="P33" style:family="paragraph" style:parent-style-name="Standard">
      <style:text-properties fo:font-variant="normal" fo:text-transform="none" fo:color="#5f6368" style:font-name="Roboto" fo:font-size="11pt" fo:letter-spacing="normal" fo:font-style="normal" fo:font-weight="normal" officeooo:rsid="0053e796" officeooo:paragraph-rsid="0053e796" style:font-size-asian="11pt" style:font-size-complex="11pt"/>
    </style:style>
    <style:style style:name="P34" style:family="paragraph" style:parent-style-name="Standard">
      <style:text-properties fo:font-variant="normal" fo:text-transform="none" fo:color="#5f6368" style:font-name="Roboto" fo:font-size="11pt" fo:letter-spacing="normal" fo:font-style="normal" fo:font-weight="normal" officeooo:rsid="0043287b" officeooo:paragraph-rsid="0043287b" style:font-size-asian="11pt" style:font-size-complex="11pt"/>
    </style:style>
    <style:style style:name="P35" style:family="paragraph" style:parent-style-name="Standard">
      <style:text-properties fo:font-variant="normal" fo:text-transform="none" fo:color="#202124" style:font-name="arial" fo:font-size="11pt" fo:letter-spacing="normal" fo:font-style="normal" fo:font-weight="normal" officeooo:rsid="003b5616" officeooo:paragraph-rsid="003b5616" style:font-size-asian="11pt" style:font-size-complex="11pt"/>
    </style:style>
    <style:style style:name="P36" style:family="paragraph" style:parent-style-name="Standard">
      <style:text-properties fo:font-variant="normal" fo:text-transform="none" fo:color="#333333" style:font-name="apple-system" fo:font-size="10.5pt" fo:letter-spacing="normal" fo:font-style="normal" fo:font-weight="bold" officeooo:rsid="00a6dd24" officeooo:paragraph-rsid="00a6dd24" style:font-size-asian="11pt" style:font-size-complex="11pt"/>
    </style:style>
    <style:style style:name="P37" style:family="paragraph" style:parent-style-name="Standard">
      <style:text-properties fo:font-variant="normal" fo:text-transform="none" fo:color="#333333" style:font-name="apple-system" fo:font-size="10.5pt" fo:letter-spacing="normal" fo:font-style="normal" fo:font-weight="bold" officeooo:rsid="00a6dd24" officeooo:paragraph-rsid="00e231c0" style:font-size-asian="11pt" style:font-size-complex="11pt"/>
    </style:style>
    <style:style style:name="P38" style:family="paragraph" style:parent-style-name="Standard">
      <style:text-properties fo:font-variant="normal" fo:text-transform="none" fo:color="#333333" style:font-name="apple-system" fo:font-size="10.5pt" fo:letter-spacing="normal" fo:font-style="normal" fo:font-weight="bold" officeooo:rsid="00a6dd24" officeooo:paragraph-rsid="00e420de" style:font-size-asian="11pt" style:font-size-complex="11pt"/>
    </style:style>
    <style:style style:name="P39" style:family="paragraph" style:parent-style-name="Standard">
      <style:text-properties fo:font-variant="normal" fo:text-transform="none" fo:color="#333333" style:font-name="apple-system" fo:font-size="10.5pt" fo:letter-spacing="normal" fo:font-style="normal" fo:font-weight="bold" officeooo:rsid="00f42a3a" officeooo:paragraph-rsid="00f42a3a" style:font-size-asian="11pt" style:font-size-complex="11pt"/>
    </style:style>
    <style:style style:name="P40" style:family="paragraph" style:parent-style-name="Standard">
      <style:text-properties fo:font-variant="normal" fo:text-transform="none" fo:color="#333333" style:font-name="apple-system" fo:font-size="10.5pt" fo:letter-spacing="normal" fo:font-style="normal" fo:font-weight="bold" officeooo:rsid="00f56d04" officeooo:paragraph-rsid="00f56d04" style:font-size-asian="11pt" style:font-size-complex="11pt"/>
    </style:style>
    <style:style style:name="P41" style:family="paragraph" style:parent-style-name="Standard">
      <style:text-properties fo:font-variant="normal" fo:text-transform="none" fo:color="#333333" style:font-name="apple-system" fo:font-size="10.5pt" fo:letter-spacing="normal" fo:font-style="normal" fo:font-weight="bold" officeooo:rsid="00f5bd14" officeooo:paragraph-rsid="00f5bd14" style:font-size-asian="11pt" style:font-size-complex="11pt"/>
    </style:style>
    <style:style style:name="P42" style:family="paragraph" style:parent-style-name="Standard">
      <style:text-properties officeooo:paragraph-rsid="01c7f184"/>
    </style:style>
    <style:style style:name="P43" style:family="paragraph" style:parent-style-name="Standard">
      <style:text-properties officeooo:rsid="01dd2557" officeooo:paragraph-rsid="01dd2557"/>
    </style:style>
    <style:style style:name="P44" style:family="paragraph" style:parent-style-name="Standard">
      <style:text-properties style:font-name="Cambria" fo:font-size="11pt" officeooo:rsid="01c7f184" officeooo:paragraph-rsid="01d3b04a" style:font-size-asian="11pt" style:font-size-complex="11pt"/>
    </style:style>
    <style:style style:name="P45" style:family="paragraph" style:parent-style-name="Standard">
      <style:text-properties style:font-name="Cambria" fo:font-size="11pt" officeooo:rsid="01dd2557" officeooo:paragraph-rsid="01dd2557" style:font-size-asian="11pt" style:font-size-complex="11pt"/>
    </style:style>
    <style:style style:name="P46" style:family="paragraph" style:parent-style-name="Standard">
      <style:text-properties style:font-name="Cambria" fo:font-size="11pt" officeooo:rsid="01dde37f" officeooo:paragraph-rsid="01dde37f" style:font-size-asian="11pt" style:font-size-complex="11pt"/>
    </style:style>
    <style:style style:name="P47" style:family="paragraph" style:parent-style-name="Standard">
      <style:text-properties officeooo:paragraph-rsid="001821d0"/>
    </style:style>
    <style:style style:name="P48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paragraph-rsid="01800991"/>
    </style:style>
    <style:style style:name="T1" style:family="text">
      <style:text-properties fo:font-variant="normal" fo:text-transform="none" fo:color="#5f6368" style:font-name="Roboto" fo:letter-spacing="normal" fo:font-style="normal"/>
    </style:style>
    <style:style style:name="T2" style:family="text">
      <style:text-properties fo:font-variant="normal" fo:text-transform="none" fo:color="#5f6368" style:font-name="Roboto" fo:letter-spacing="normal" fo:font-style="normal" officeooo:rsid="004c7ac5"/>
    </style:style>
    <style:style style:name="T3" style:family="text">
      <style:text-properties fo:font-variant="normal" fo:text-transform="none" fo:color="#5f6368" style:font-name="Roboto" fo:letter-spacing="normal" fo:font-style="normal" officeooo:rsid="004eff0f"/>
    </style:style>
    <style:style style:name="T4" style:family="text">
      <style:text-properties fo:font-variant="normal" fo:text-transform="none" fo:color="#5f6368" style:font-name="Roboto" fo:letter-spacing="normal" fo:font-style="normal" officeooo:rsid="008707df"/>
    </style:style>
    <style:style style:name="T5" style:family="text">
      <style:text-properties fo:font-variant="normal" fo:text-transform="none" fo:color="#5f6368" style:font-name="Roboto" fo:font-size="11pt" fo:letter-spacing="normal" fo:font-style="normal" style:font-size-asian="11pt" style:font-size-complex="11pt"/>
    </style:style>
    <style:style style:name="T6" style:family="text">
      <style:text-properties fo:font-variant="normal" fo:text-transform="none" fo:color="#5f6368" style:font-name="Roboto" fo:font-size="11pt" fo:letter-spacing="normal" fo:font-style="normal" officeooo:rsid="004c7ac5" style:font-size-asian="11pt" style:font-size-complex="11pt"/>
    </style:style>
    <style:style style:name="T7" style:family="text">
      <style:text-properties fo:font-variant="normal" fo:text-transform="none" fo:color="#333333" style:font-name="apple-system" fo:font-size="10.5pt" fo:letter-spacing="normal" fo:font-style="normal" fo:font-weight="bold"/>
    </style:style>
    <style:style style:name="T8" style:family="text">
      <style:text-properties fo:font-variant="normal" fo:text-transform="none" fo:color="#333333" style:font-name="apple-system" fo:font-size="10.5pt" fo:letter-spacing="normal" fo:font-style="normal" fo:font-weight="bold" officeooo:rsid="00a6dd24"/>
    </style:style>
    <style:style style:name="T9" style:family="text">
      <style:text-properties fo:font-variant="normal" fo:text-transform="none" fo:color="#333333" style:font-name="apple-system" fo:font-size="10.5pt" fo:letter-spacing="normal" fo:font-style="normal" fo:font-weight="bold" style:font-size-asian="11pt" style:font-size-complex="11pt"/>
    </style:style>
    <style:style style:name="T10" style:family="text">
      <style:text-properties fo:font-variant="normal" fo:text-transform="none" fo:color="#333333" style:font-name="apple-system" fo:font-size="10.5pt" fo:letter-spacing="normal" fo:font-style="normal" fo:font-weight="bold" officeooo:rsid="00a6dd24" style:font-size-asian="11pt" style:font-size-complex="11pt"/>
    </style:style>
    <style:style style:name="T11" style:family="text">
      <style:text-properties fo:font-variant="normal" fo:text-transform="none" fo:color="#333333" style:font-name="apple-system" fo:font-size="10.5pt" fo:letter-spacing="normal" fo:font-style="normal" fo:font-weight="bold" officeooo:rsid="00fb044b" style:font-size-asian="11pt" style:font-size-complex="11pt"/>
    </style:style>
    <style:style style:name="T12" style:family="text">
      <style:text-properties fo:font-variant="normal" fo:text-transform="none" fo:color="#333333" style:font-name="apple-system" fo:font-size="10.5pt" fo:letter-spacing="normal" fo:font-style="normal" fo:font-weight="bold" officeooo:rsid="0107268b" style:font-size-asian="11pt" style:font-size-complex="11pt"/>
    </style:style>
    <style:style style:name="T13" style:family="text">
      <style:text-properties officeooo:rsid="009f127d"/>
    </style:style>
    <style:style style:name="T14" style:family="text">
      <style:text-properties style:font-size-asian="11pt" style:font-size-complex="11pt"/>
    </style:style>
    <style:style style:name="T15" style:family="text">
      <style:text-properties officeooo:rsid="0097c507" style:font-size-asian="11pt" style:font-size-complex="11pt"/>
    </style:style>
    <style:style style:name="T16" style:family="text">
      <style:text-properties officeooo:rsid="0107268b" style:font-size-asian="11pt" style:font-size-complex="11pt"/>
    </style:style>
    <style:style style:name="T17" style:family="text">
      <style:text-properties style:font-name="Cambria" fo:font-size="11pt" style:font-size-asian="11pt" style:font-size-complex="11pt"/>
    </style:style>
    <style:style style:name="T18" style:family="text">
      <style:text-properties style:font-name="Cambria" fo:font-size="11pt" officeooo:rsid="01c7f184" style:font-size-asian="11pt" style:font-size-complex="11pt"/>
    </style:style>
    <style:style style:name="T19" style:family="text">
      <style:text-properties style:font-name="Cambria" fo:font-size="11pt" officeooo:rsid="01d28717" style:font-size-asian="11pt" style:font-size-complex="11pt"/>
    </style:style>
    <style:style style:name="T20" style:family="text">
      <style:text-properties style:font-name="Cambria" fo:font-size="11pt" officeooo:rsid="01d3b04a" style:font-size-asian="11pt" style:font-size-complex="11pt"/>
    </style:style>
    <style:style style:name="T21" style:family="text">
      <style:text-properties style:font-name="Cambria" fo:font-size="11pt" officeooo:rsid="01d5ec88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===========================</text:p>
      <text:p text:style-name="P28"/>
      <text:p text:style-name="P28">Git Command ::</text:p>
      <text:p text:style-name="P28"/>
      <text:p text:style-name="P2"><text:span text:style-name="T2">1) <text:s/></text:span><text:span text:style-name="T1">sudo apt install git</text:span></text:p>
      <text:p text:style-name="P28"/>
      <text:p text:style-name="P1"><text:span text:style-name="T6">2) <text:s/></text:span><text:span text:style-name="T5">git clone </text:span></text:p>
      <text:p text:style-name="P28"/>
      <text:p text:style-name="P35">git clone is a Git command line utility which is used to target an existing repository and create a clone, or copy of the target repository.</text:p>
      <text:p text:style-name="P28"/>
      <text:p text:style-name="P3"><text:span text:style-name="T1">3) <text:s/></text:span><text:span text:style-name="T3">Create Folder in your local</text:span></text:p>
      <text:p text:style-name="P29"><text:tab/>cd Cucumber_project/</text:p>
      <text:p text:style-name="P29"/>
      <text:p text:style-name="P30">4) <text:s/>git status</text:p>
      <text:p text:style-name="P30"/>
      <text:p text:style-name="P31">5) <text:s/>git add <text:s/>.</text:p>
      <text:p text:style-name="P31"/>
      <text:p text:style-name="P4"><text:span text:style-name="T1">6) <text:s/>git commit </text:span><text:span text:style-name="T4">-m <text:s/>“message”</text:span></text:p>
      <text:p text:style-name="P32"/>
      <text:p text:style-name="P33">7) <text:s/>git config --global user.email "you@example.com"</text:p>
      <text:p text:style-name="P33"><text:s text:c="5"/>git config --global user.name "Your Name"</text:p>
      <text:p text:style-name="P5"/>
      <text:p text:style-name="P6">8) <text:s text:c="2"/>git push</text:p>
      <text:p text:style-name="P6"/>
      <text:p text:style-name="P48"/>
      <text:p text:style-name="P7">========================</text:p>
      <text:p text:style-name="P7"/>
      <text:p text:style-name="P7">DISPLAY</text:p>
      <text:p text:style-name="P7">localhost:0.0</text:p>
      <text:p text:style-name="P7"/>
      <text:p text:style-name="P8">Pipeline ::</text:p>
      <text:p text:style-name="P8"/>
      <text:p text:style-name="P8">pipeline {</text:p>
      <text:p text:style-name="P8"><text:s text:c="4"/>agent any</text:p>
      <text:p text:style-name="P8"/>
      <text:p text:style-name="P8"><text:s text:c="4"/>stages {</text:p>
      <text:p text:style-name="P8"><text:s text:c="8"/>stage('checkout') {</text:p>
      <text:p text:style-name="P8"><text:s text:c="12"/>steps {</text:p>
      <text:p text:style-name="P8"><text:s text:c="16"/>git credentialsId: 'git', url: 'git@github.com:preyasrana/Cucumber_project.git'</text:p>
      <text:p text:style-name="P8"><text:s text:c="12"/>}</text:p>
      <text:p text:style-name="P8"><text:s text:c="8"/>}</text:p>
      <text:p text:style-name="P8"><text:s text:c="4"/>stage('test') {</text:p>
      <text:p text:style-name="P8"><text:s text:c="12"/>steps {</text:p>
      <text:p text:style-name="P8"><text:s text:c="16"/></text:p>
      <text:p text:style-name="P8"><text:s text:c="16"/>sh 'mvn test'</text:p>
      <text:p text:style-name="P8"><text:s text:c="12"/>}</text:p>
      <text:p text:style-name="P8"><text:s text:c="8"/>}</text:p>
      <text:p text:style-name="P8"><text:s text:c="8"/></text:p>
      <text:p text:style-name="P8"><text:s text:c="4"/>}</text:p>
      <text:p text:style-name="P8"><text:s text:c="4"/></text:p>
      <text:p text:style-name="P8">}</text:p>
      <text:p text:style-name="P8"/>
      <text:p text:style-name="P8"/>
      <text:p text:style-name="P9">===================</text:p>
      <text:p text:style-name="P9"><text:soft-page-break/></text:p>
      <text:p text:style-name="P9">Add Credentails ::</text:p>
      <text:p text:style-name="P10"/>
      <text:p text:style-name="P11">Manage Jenkins <text:s/>&gt; <text:s/>Manage Credentails <text:s/>&gt; <text:s/><text:span text:style-name="T13">Credentails &gt;&gt; Store &gt;&gt; Jenkins</text:span></text:p>
      <text:p text:style-name="P11"/>
      <text:p text:style-name="P11"/>
      <text:p text:style-name="P15">Add Credentails ::</text:p>
      <text:p text:style-name="P21"><text:span text:style-name="T15"><text:s text:c="4"/></text:span><text:span text:style-name="T7">Username <text:s/>: <text:s/></text:span><text:span text:style-name="T8">Jenkins username </text:span></text:p>
      <text:p text:style-name="P36"><text:s text:c="4"/>Password <text:s/>: <text:s/></text:p>
      <text:p text:style-name="P37"><text:s text:c="4"/>ID <text:s/>: <text:s/></text:p>
      <text:p text:style-name="P38"><text:s text:c="4"/>Description : <text:s/><text:line-break/> </text:p>
      <text:p text:style-name="P38"/>
      <text:p text:style-name="P24"><text:span text:style-name="T10">=</text:span><text:span text:style-name="T9">==============================</text:span></text:p>
      <text:p text:style-name="P39"/>
      <text:p text:style-name="P40">SSH Username with Private Key</text:p>
      <text:p text:style-name="P40"/>
      <text:p text:style-name="P25"><text:span text:style-name="T9">Id : <text:s/></text:span><text:span text:style-name="T12">gitpreyas</text:span></text:p>
      <text:p text:style-name="P26"><text:span text:style-name="T9">Descipriton : </text:span><text:span text:style-name="T12">gitpreyas</text:span></text:p>
      <text:p text:style-name="P40">username :</text:p>
      <text:p text:style-name="P40">private key : </text:p>
      <text:p text:style-name="P40"/>
      <text:p text:style-name="P40">cd .ssh</text:p>
      <text:p text:style-name="P41">ls <text:s text:c="3"/>&gt;&gt; id_rsa <text:s/>id_rsa.pub</text:p>
      <text:p text:style-name="P41"/>
      <text:p text:style-name="P27"><text:span text:style-name="T11">Generate Laptop Key <text:s/>&gt;&gt; <text:s/></text:span><text:span text:style-name="T9">ssh-keygen</text:span></text:p>
      <text:p text:style-name="P12"/>
      <text:p text:style-name="P16">Add Public Key in Github ::</text:p>
      <text:p text:style-name="P16"/>
      <text:p text:style-name="P17">SSH <text:s/>&amp; GPG Key &gt;&gt; <text:s/>Add it </text:p>
      <text:p text:style-name="P17"/>
      <text:p text:style-name="P22"><text:span text:style-name="T16">Jenkins in Add Private Key :: </text:span><text:span text:style-name="T15"><text:s/></text:span></text:p>
      <text:p text:style-name="P13"/>
      <text:p text:style-name="P13"/>
      <text:p text:style-name="P23"><text:span text:style-name="T15">=</text:span><text:span text:style-name="T14">===================================</text:span></text:p>
      <text:p text:style-name="P18"/>
      <text:p text:style-name="P18">Docker ::</text:p>
      <text:p text:style-name="P5"/>
      <text:p text:style-name="P14">Install Docker using below link ::</text:p>
      <text:p text:style-name="P14"/>
      <text:p text:style-name="P14"><text:a xlink:type="simple" xlink:href="https://www.simplilearn.com/tutorials/docker-tutorial/how-to-install-docker-on-ubuntu" text:style-name="Internet_20_link" text:visited-style-name="Visited_20_Internet_20_Link">https://www.simplilearn.com/tutorials/docker-tutorial/how-to-install-docker-on-ubuntu</text:a></text:p>
      <text:p text:style-name="P14"/>
      <text:p text:style-name="P14"/>
      <text:p text:style-name="P19">====================================</text:p>
      <text:p text:style-name="P19"/>
      <text:p text:style-name="P19">TestNG Parallel Testing, Opens two browser but runs all tests only in 1 browser</text:p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7"><text:soft-page-break/><text:span text:style-name="T18"/></text:p>
      <text:p text:style-name="P44"/>
      <text:p text:style-name="P44"/>
      <text:p text:style-name="P43"><text:span text:style-name="T18">=</text:span><text:span text:style-name="T17">===============================================</text:span></text:p>
      <text:p text:style-name="P45"/>
      <text:p text:style-name="P4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Slack-Lato" svg:font-family="Slack-Lato, Slack-Fractions, appleLogo, sans-serif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arial" svg:font-family="arial, sans-serif"/>
    <style:font-face style:name="Cambria" svg:font-family="Cambr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55:07.597575547</meta:creation-date>
    <dc:date>2022-05-02T15:51:13.371422765</dc:date>
    <meta:editing-duration>P2DT4H37M39S</meta:editing-duration>
    <meta:editing-cycles>82</meta:editing-cycles>
    <meta:generator>LibreOffice/6.4.7.2$Linux_X86_64 LibreOffice_project/40$Build-2</meta:generator>
    <meta:document-statistic meta:table-count="0" meta:image-count="0" meta:object-count="0" meta:page-count="3" meta:paragraph-count="62" meta:word-count="209" meta:character-count="1627" meta:non-whitespace-character-count="1267"/>
  </office:meta>
</office:document-meta>
</file>